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1pt" officeooo:rsid="001cfa0b" officeooo:paragraph-rsid="001cfa0b" style:font-size-asian="11pt" style:font-size-complex="11pt"/>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198in"/>
      <style:text-properties fo:color="#000000" style:font-name="Droid Sans Mono" fo:font-size="10.5pt" fo:font-weight="normal" fo:background-color="transparent"/>
    </style:style>
    <style:style style:name="P4" style:family="paragraph" style:parent-style-name="Standard">
      <style:paragraph-properties style:line-height-at-least="0.198in"/>
      <style:text-properties fo:color="#000000" style:font-name="Droid Sans Mono" fo:font-size="12pt" fo:font-weight="normal" fo:background-color="transparent" style:font-size-asian="12pt" style:font-size-complex="12pt"/>
    </style:style>
    <style:style style:name="P5" style:family="paragraph" style:parent-style-name="Standard">
      <style:paragraph-properties style:line-height-at-least="0.198in"/>
      <style:text-properties fo:color="#000000" style:font-name="Droid Sans Mono" fo:font-size="12pt" fo:font-weight="normal" officeooo:paragraph-rsid="0009015d" fo:background-color="transparent" style:font-size-asian="12pt" style:font-size-complex="12pt"/>
    </style:style>
    <style:style style:name="P6" style:family="paragraph" style:parent-style-name="Standard">
      <style:paragraph-properties style:line-height-at-least="0.198in"/>
      <style:text-properties fo:color="#000000" style:font-name="Droid Sans Mono" fo:font-size="12pt" fo:font-weight="normal" officeooo:paragraph-rsid="000b4993" fo:background-color="transparent" style:font-size-asian="12pt" style:font-size-complex="12pt"/>
    </style:style>
    <style:style style:name="P7" style:family="paragraph" style:parent-style-name="Standard">
      <style:text-properties fo:color="#000000" fo:background-color="transparent"/>
    </style:style>
    <style:style style:name="P8" style:family="paragraph" style:parent-style-name="Standard">
      <style:paragraph-properties style:line-height-at-least="0.198in"/>
      <style:text-properties fo:color="#000000" fo:background-color="transparent"/>
    </style:style>
    <style:style style:name="P9" style:family="paragraph" style:parent-style-name="Standard">
      <style:paragraph-properties style:line-height-at-least="0.198in"/>
      <style:text-properties fo:color="#000000" fo:font-size="12pt" fo:background-color="transparent" style:font-size-asian="12pt" style:font-size-complex="12pt"/>
    </style:style>
    <style:style style:name="P10" style:family="paragraph" style:parent-style-name="Standard">
      <style:paragraph-properties fo:margin-left="0.9846in" fo:margin-right="0in" style:line-height-at-least="0.198in" fo:text-indent="0in" style:auto-text-indent="false"/>
      <style:text-properties fo:color="#000000" style:font-name="Droid Sans Mono" fo:font-size="12pt" fo:font-weight="normal" fo:background-color="transparent" style:font-size-asian="12pt" style:font-size-complex="12pt"/>
    </style:style>
    <style:style style:name="P11" style:family="paragraph" style:parent-style-name="Text_20_body">
      <style:paragraph-properties fo:margin-left="0.9846in" fo:margin-right="0in" fo:text-indent="0in" style:auto-text-indent="false"/>
      <style:text-properties style:font-name="Ubuntu" fo:font-size="10pt" officeooo:rsid="002776ef" officeooo:paragraph-rsid="002776ef" style:font-size-asian="10pt" style:font-size-complex="10pt"/>
    </style:style>
    <style:style style:name="P12" style:family="paragraph" style:parent-style-name="Standard">
      <style:paragraph-properties fo:margin-left="0.4925in" fo:margin-right="0in" fo:text-indent="0in" style:auto-text-indent="false"/>
      <style:text-properties fo:color="#d4d4d4" style:font-name="Ubuntu" fo:font-size="10.5pt" fo:font-weight="normal" officeooo:paragraph-rsid="001621c7" fo:background-color="transparent"/>
    </style:style>
    <style:style style:name="P13" style:family="paragraph" style:parent-style-name="Standard">
      <style:paragraph-properties fo:margin-left="0.4925in" fo:margin-right="0in" style:line-height-at-least="0.198in" fo:text-indent="0in" style:auto-text-indent="false"/>
      <style:text-properties fo:color="#d4d4d4" style:font-name="Ubuntu" fo:font-size="10.5pt" fo:font-weight="normal" fo:background-color="transparent"/>
    </style:style>
    <style:style style:name="P14" style:family="paragraph" style:parent-style-name="Text_20_body">
      <style:paragraph-properties fo:margin-left="0.4925in" fo:margin-right="0in" fo:text-indent="0in" style:auto-text-indent="false"/>
      <style:text-properties officeooo:rsid="001a9785" officeooo:paragraph-rsid="001a9785"/>
    </style:style>
    <style:style style:name="P15" style:family="paragraph" style:parent-style-name="Text_20_body">
      <style:paragraph-properties fo:margin-left="0.4925in" fo:margin-right="0in" fo:text-indent="0in" style:auto-text-indent="false"/>
      <style:text-properties officeooo:rsid="001a9785" officeooo:paragraph-rsid="001d4265"/>
    </style:style>
    <style:style style:name="P16" style:family="paragraph" style:parent-style-name="Text_20_body">
      <style:paragraph-properties fo:margin-left="0.4925in" fo:margin-right="0in" fo:text-indent="0in" style:auto-text-indent="false"/>
      <style:text-properties officeooo:rsid="001a9785" officeooo:paragraph-rsid="0020e3f1"/>
    </style:style>
    <style:style style:name="P17" style:family="paragraph" style:parent-style-name="Text_20_body">
      <style:paragraph-properties fo:margin-left="0.4925in" fo:margin-right="0in" fo:text-indent="0in" style:auto-text-indent="false"/>
      <style:text-properties officeooo:rsid="001a9785" officeooo:paragraph-rsid="002c434c"/>
    </style:style>
    <style:style style:name="P18" style:family="paragraph" style:parent-style-name="Text_20_body">
      <style:paragraph-properties fo:margin-left="0.4925in" fo:margin-right="0in" fo:text-indent="0in" style:auto-text-indent="false"/>
      <style:text-properties officeooo:paragraph-rsid="001d4265"/>
    </style:style>
    <style:style style:name="P19" style:family="paragraph" style:parent-style-name="Text_20_body">
      <style:paragraph-properties fo:margin-left="0.4925in" fo:margin-right="0in" fo:text-indent="0in" style:auto-text-indent="false"/>
      <style:text-properties style:font-name="Ubuntu" officeooo:rsid="001a9785" officeooo:paragraph-rsid="001a9785"/>
    </style:style>
    <style:style style:name="P20" style:family="paragraph" style:parent-style-name="Text_20_body">
      <style:paragraph-properties fo:margin-left="0.4925in" fo:margin-right="0in" fo:text-indent="0in" style:auto-text-indent="false"/>
      <style:text-properties style:font-name="Ubuntu" fo:font-size="10pt" officeooo:rsid="002776ef" officeooo:paragraph-rsid="002776ef" style:font-size-asian="10pt" style:font-size-complex="10pt"/>
    </style:style>
    <style:style style:name="P21" style:family="paragraph" style:parent-style-name="Text_20_body">
      <style:paragraph-properties fo:margin-left="0.4925in" fo:margin-right="0in" fo:text-indent="0in" style:auto-text-indent="false"/>
      <style:text-properties style:font-name="Ubuntu" officeooo:rsid="002b7dde" officeooo:paragraph-rsid="002b7dde"/>
    </style:style>
    <style:style style:name="P22" style:family="paragraph" style:parent-style-name="Text_20_body">
      <style:paragraph-properties fo:margin-left="0.4925in" fo:margin-right="0in" fo:text-indent="0in" style:auto-text-indent="false"/>
      <style:text-properties officeooo:paragraph-rsid="0021a6bb"/>
    </style:style>
    <style:style style:name="P23" style:family="paragraph" style:parent-style-name="Text_20_body">
      <style:paragraph-properties fo:margin-left="0.4925in" fo:margin-right="0in" fo:text-indent="0in" style:auto-text-indent="false"/>
      <style:text-properties fo:font-size="10pt" officeooo:rsid="0024409d" officeooo:paragraph-rsid="0024409d" style:font-size-asian="10pt" style:font-size-complex="10pt"/>
    </style:style>
    <style:style style:name="P24" style:family="paragraph" style:parent-style-name="Text_20_body">
      <style:paragraph-properties fo:margin-left="0.4925in" fo:margin-right="0in" fo:margin-top="0in" fo:margin-bottom="0in" loext:contextual-spacing="false" fo:line-height="100%" fo:text-indent="0in" style:auto-text-indent="false"/>
      <style:text-properties officeooo:rsid="001a9785" officeooo:paragraph-rsid="0020e3f1"/>
    </style:style>
    <style:style style:name="P25" style:family="paragraph" style:parent-style-name="Text_20_body">
      <style:text-properties officeooo:rsid="000f4691" officeooo:paragraph-rsid="000f4691"/>
    </style:style>
    <style:style style:name="P26" style:family="paragraph" style:parent-style-name="Text_20_body">
      <style:text-properties officeooo:paragraph-rsid="0012e020"/>
    </style:style>
    <style:style style:name="P27" style:family="paragraph" style:parent-style-name="Text_20_body">
      <style:text-properties officeooo:rsid="001621c7" officeooo:paragraph-rsid="0018f588"/>
    </style:style>
    <style:style style:name="P28" style:family="paragraph" style:parent-style-name="Text_20_body">
      <style:text-properties officeooo:rsid="001621c7" officeooo:paragraph-rsid="001621c7"/>
    </style:style>
    <style:style style:name="P29" style:family="paragraph" style:parent-style-name="Text_20_body">
      <style:text-properties officeooo:paragraph-rsid="001621c7"/>
    </style:style>
    <style:style style:name="P30" style:family="paragraph" style:parent-style-name="Text_20_body">
      <style:text-properties officeooo:rsid="001a9785" officeooo:paragraph-rsid="001a9785"/>
    </style:style>
    <style:style style:name="P31" style:family="paragraph" style:parent-style-name="Text_20_body">
      <style:text-properties officeooo:paragraph-rsid="001a9785"/>
    </style:style>
    <style:style style:name="P32" style:family="paragraph" style:parent-style-name="Text_20_body">
      <style:text-properties officeooo:rsid="0024409d" officeooo:paragraph-rsid="0024409d"/>
    </style:style>
    <style:style style:name="P33" style:family="paragraph" style:parent-style-name="Text_20_body">
      <style:text-properties officeooo:paragraph-rsid="002776ef"/>
    </style:style>
    <style:style style:name="P34" style:family="paragraph" style:parent-style-name="Text_20_body">
      <style:text-properties officeooo:rsid="002776ef" officeooo:paragraph-rsid="002776ef"/>
    </style:style>
    <style:style style:name="P35" style:family="paragraph" style:parent-style-name="Text_20_body">
      <style:paragraph-properties fo:text-align="center" style:justify-single-word="false"/>
      <style:text-properties fo:font-size="8pt" fo:font-style="italic" fo:font-weight="bold" officeooo:rsid="0027d911" officeooo:paragraph-rsid="0027d911" style:font-size-asian="8pt" style:font-style-asian="italic" style:font-weight-asian="bold" style:font-size-complex="8pt" style:font-style-complex="italic" style:font-weight-complex="bold"/>
    </style:style>
    <style:style style:name="P36" style:family="paragraph" style:parent-style-name="Text_20_body">
      <style:text-properties officeooo:paragraph-rsid="002a8d9c"/>
    </style:style>
    <style:style style:name="P37" style:family="paragraph" style:parent-style-name="Text_20_body">
      <style:text-properties officeooo:paragraph-rsid="002c434c"/>
    </style:style>
    <style:style style:name="P38" style:family="paragraph" style:parent-style-name="Text_20_body">
      <style:text-properties officeooo:paragraph-rsid="002b7dde"/>
    </style:style>
    <style:style style:name="P39" style:family="paragraph" style:parent-style-name="Text_20_body">
      <style:text-properties officeooo:paragraph-rsid="0015c17d"/>
    </style:style>
    <style:style style:name="P40" style:family="paragraph" style:parent-style-name="Text_20_body">
      <style:text-properties officeooo:paragraph-rsid="002dc97e"/>
    </style:style>
    <style:style style:name="P41" style:family="paragraph" style:parent-style-name="Text_20_body">
      <style:text-properties officeooo:paragraph-rsid="002dee60"/>
    </style:style>
    <style:style style:name="P42" style:family="paragraph" style:parent-style-name="Text_20_body">
      <style:text-properties officeooo:rsid="002dee60" officeooo:paragraph-rsid="002dee60"/>
    </style:style>
    <style:style style:name="P43" style:family="paragraph" style:parent-style-name="Text_20_body">
      <style:text-properties officeooo:rsid="002ec31d" officeooo:paragraph-rsid="002ec31d"/>
    </style:style>
    <style:style style:name="P44" style:family="paragraph" style:parent-style-name="Text_20_body">
      <style:paragraph-properties fo:margin-left="1.4772in" fo:margin-right="0in" fo:text-indent="0in" style:auto-text-indent="false"/>
      <style:text-properties style:font-name="Ubuntu" fo:font-size="10pt" officeooo:rsid="002776ef" officeooo:paragraph-rsid="002776ef" style:font-size-asian="10pt" style:font-size-complex="10pt"/>
    </style:style>
    <style:style style:name="P45" style:family="paragraph" style:parent-style-name="Text_20_body">
      <style:paragraph-properties fo:margin-left="1.4772in" fo:margin-right="0in" fo:text-indent="0in" style:auto-text-indent="false"/>
      <style:text-properties fo:font-size="10pt" fo:font-style="italic" officeooo:rsid="001b4e2f" officeooo:paragraph-rsid="0021a6bb" style:font-size-asian="10pt" style:font-style-asian="italic" style:font-size-complex="10pt" style:font-style-complex="italic"/>
    </style:style>
    <style:style style:name="P46" style:family="paragraph" style:parent-style-name="Text_20_body">
      <style:paragraph-properties fo:margin-left="1.4772in" fo:margin-right="0in" fo:margin-top="0in" fo:margin-bottom="0in" loext:contextual-spacing="false" fo:line-height="100%" fo:text-indent="0in" style:auto-text-indent="false"/>
      <style:text-properties fo:font-size="10pt" fo:font-style="italic" officeooo:rsid="001b4e2f" officeooo:paragraph-rsid="0020e3f1" style:font-size-asian="10pt" style:font-style-asian="italic" style:font-size-complex="10pt" style:font-style-complex="italic"/>
    </style:style>
    <style:style style:name="P47" style:family="paragraph" style:parent-style-name="Text_20_body">
      <style:paragraph-properties fo:margin-left="0in" fo:margin-right="0in" fo:text-indent="0in" style:auto-text-indent="false"/>
      <style:text-properties officeooo:rsid="002776ef" officeooo:paragraph-rsid="002776ef"/>
    </style:style>
    <style:style style:name="P48" style:family="paragraph" style:parent-style-name="Text_20_body">
      <style:paragraph-properties fo:margin-left="1.9693in" fo:margin-right="0in" fo:text-indent="0in" style:auto-text-indent="false"/>
      <style:text-properties officeooo:paragraph-rsid="001d4265"/>
    </style:style>
    <style:style style:name="P49" style:family="paragraph" style:parent-style-name="Text_20_body">
      <style:paragraph-properties fo:margin-left="1.9693in" fo:margin-right="0in" fo:text-indent="0in" style:auto-text-indent="false"/>
      <style:text-properties fo:font-size="10pt" fo:font-style="italic" officeooo:rsid="001a9785" officeooo:paragraph-rsid="001a9785" style:font-size-asian="10pt" style:font-style-asian="italic" style:font-size-complex="10pt" style:font-style-complex="italic"/>
    </style:style>
    <style:style style:name="P50" style:family="paragraph" style:parent-style-name="Text_20_body">
      <style:paragraph-properties fo:margin-left="1.9693in" fo:margin-right="0in" fo:text-indent="0in" style:auto-text-indent="false"/>
      <style:text-properties fo:font-size="10pt" fo:font-style="italic" officeooo:rsid="001a9785" officeooo:paragraph-rsid="001d4265" style:font-size-asian="10pt" style:font-style-asian="italic" style:font-size-complex="10pt" style:font-style-complex="italic"/>
    </style:style>
    <style:style style:name="P51" style:family="paragraph" style:parent-style-name="Text_20_body">
      <style:paragraph-properties fo:margin-left="1.9693in" fo:margin-right="0in" fo:text-indent="0in" style:auto-text-indent="false"/>
      <style:text-properties fo:font-size="10pt" fo:font-style="italic" officeooo:rsid="001a9785" officeooo:paragraph-rsid="0020e3f1" style:font-size-asian="10pt" style:font-style-asian="italic" style:font-size-complex="10pt" style:font-style-complex="italic"/>
    </style:style>
    <style:style style:name="P52" style:family="paragraph" style:parent-style-name="Text_20_body">
      <style:paragraph-properties fo:margin-left="1.9693in" fo:margin-right="0in" fo:text-indent="0in" style:auto-text-indent="false"/>
      <style:text-properties fo:font-size="10pt" fo:font-style="italic" officeooo:rsid="001d4265" officeooo:paragraph-rsid="001d4265" style:font-size-asian="10pt" style:font-style-asian="italic" style:font-size-complex="10pt" style:font-style-complex="italic"/>
    </style:style>
    <style:style style:name="P53" style:family="paragraph" style:parent-style-name="Text_20_body">
      <style:paragraph-properties fo:margin-left="1.9693in" fo:margin-right="0in" fo:text-indent="0in" style:auto-text-indent="false"/>
      <style:text-properties style:font-name="Ubuntu" fo:font-size="8pt" fo:font-style="italic" officeooo:rsid="0027d911" officeooo:paragraph-rsid="0027d911" style:font-size-asian="8pt" style:font-style-asian="italic" style:font-size-complex="8pt" style:font-style-complex="italic"/>
    </style:style>
    <style:style style:name="P54" style:family="paragraph" style:parent-style-name="Text_20_body">
      <style:paragraph-properties fo:margin-left="1.9693in" fo:margin-right="0in" fo:text-indent="0in" style:auto-text-indent="false"/>
      <style:text-properties style:font-name="Ubuntu" fo:font-size="8pt" fo:font-style="italic" officeooo:rsid="002575a4" officeooo:paragraph-rsid="002575a4" style:font-size-asian="8pt" style:font-style-asian="italic" style:font-size-complex="8pt" style:font-style-complex="italic"/>
    </style:style>
    <style:style style:name="P55" style:family="paragraph" style:parent-style-name="Text_20_body">
      <style:paragraph-properties fo:margin-left="1.9693in" fo:margin-right="0in" fo:text-indent="0in" style:auto-text-indent="false"/>
      <style:text-properties fo:font-size="8pt" fo:font-style="italic" officeooo:rsid="002575a4" officeooo:paragraph-rsid="002575a4" style:font-size-asian="8pt" style:font-style-asian="italic" style:font-size-complex="8pt" style:font-style-complex="italic"/>
    </style:style>
    <style:style style:name="P56" style:family="paragraph" style:parent-style-name="Heading_20_1">
      <style:text-properties officeooo:paragraph-rsid="002dee60"/>
    </style:style>
    <style:style style:name="P57" style:family="paragraph" style:parent-style-name="Heading_20_1">
      <style:text-properties officeooo:rsid="002dee60" officeooo:paragraph-rsid="003acb37"/>
    </style:style>
    <style:style style:name="P58" style:family="paragraph" style:parent-style-name="Heading_20_2">
      <style:text-properties officeooo:rsid="0012983b" officeooo:paragraph-rsid="0012983b"/>
    </style:style>
    <style:style style:name="P59" style:family="paragraph" style:parent-style-name="Heading_20_2">
      <style:text-properties officeooo:rsid="002746f9" officeooo:paragraph-rsid="002746f9"/>
    </style:style>
    <style:style style:name="P60" style:family="paragraph" style:parent-style-name="Heading_20_2">
      <style:text-properties officeooo:paragraph-rsid="002746f9"/>
    </style:style>
    <style:style style:name="P61" style:family="paragraph" style:parent-style-name="Heading_20_2">
      <style:paragraph-properties fo:break-before="page"/>
    </style:style>
    <style:style style:name="P62" style:family="paragraph" style:parent-style-name="Standard" style:list-style-name="L5">
      <style:paragraph-properties style:line-height-at-least="0.198in"/>
      <style:text-properties fo:font-size="12pt" officeooo:paragraph-rsid="0009015d" style:font-size-asian="12pt" style:font-size-complex="12pt"/>
    </style:style>
    <style:style style:name="P63" style:family="paragraph" style:parent-style-name="Standard" style:list-style-name="L7">
      <style:paragraph-properties style:line-height-at-least="0.198in"/>
      <style:text-properties fo:font-size="12pt" style:font-size-asian="12pt" style:font-size-complex="12pt"/>
    </style:style>
    <style:style style:name="P64" style:family="paragraph" style:parent-style-name="Standard" style:list-style-name="L9">
      <style:paragraph-properties style:line-height-at-least="0.198in"/>
      <style:text-properties fo:font-size="12pt" officeooo:paragraph-rsid="0009015d" style:font-size-asian="12pt" style:font-size-complex="12pt"/>
    </style:style>
    <style:style style:name="P65" style:family="paragraph" style:parent-style-name="Standard" style:list-style-name="L5">
      <style:paragraph-properties style:line-height-at-least="0.198in"/>
      <style:text-properties fo:color="#000000" style:font-name="Droid Sans Mono" fo:font-size="12pt" fo:font-weight="normal" officeooo:rsid="000d4a0a" officeooo:paragraph-rsid="000d4a0a" fo:background-color="transparent" style:font-size-asian="12pt" style:font-size-complex="12pt"/>
    </style:style>
    <style:style style:name="P66" style:family="paragraph" style:parent-style-name="Standard" style:list-style-name="L9">
      <style:paragraph-properties style:line-height-at-least="0.198in"/>
      <style:text-properties fo:color="#000000" style:font-name="Droid Sans Mono" fo:font-size="12pt" fo:font-weight="normal" officeooo:rsid="000d4a0a" officeooo:paragraph-rsid="000d4a0a" fo:background-color="transparent" style:font-size-asian="12pt" style:font-size-complex="12pt"/>
    </style:style>
    <style:style style:name="P67" style:family="paragraph" style:parent-style-name="Standard" style:list-style-name="L5">
      <style:paragraph-properties style:line-height-at-least="0.198in"/>
      <style:text-properties fo:color="#000000" style:font-name="Droid Sans Mono" fo:font-size="12pt" fo:font-weight="normal" officeooo:rsid="000ea46a" officeooo:paragraph-rsid="000ea46a" fo:background-color="transparent" style:font-size-asian="12pt" style:font-size-complex="12pt"/>
    </style:style>
    <style:style style:name="P68" style:family="paragraph" style:parent-style-name="Standard" style:list-style-name="L5">
      <style:paragraph-properties style:line-height-at-least="0.198in"/>
      <style:text-properties fo:color="#000000" style:font-name="Droid Sans Mono" fo:font-size="12pt" fo:font-weight="normal" officeooo:paragraph-rsid="0009015d" fo:background-color="transparent" style:font-size-asian="12pt" style:font-size-complex="12pt"/>
    </style:style>
    <style:style style:name="P69" style:family="paragraph" style:parent-style-name="Standard" style:list-style-name="L8">
      <style:paragraph-properties style:line-height-at-least="0.198in"/>
      <style:text-properties fo:color="#000000" style:font-name="Droid Sans Mono" fo:font-size="12pt" fo:font-weight="normal" officeooo:paragraph-rsid="0009015d" fo:background-color="transparent" style:font-size-asian="12pt" style:font-size-complex="12pt"/>
    </style:style>
    <style:style style:name="P70" style:family="paragraph" style:parent-style-name="Standard" style:list-style-name="L9">
      <style:paragraph-properties style:line-height-at-least="0.198in"/>
      <style:text-properties fo:color="#000000" style:font-name="Droid Sans Mono" fo:font-size="12pt" fo:font-weight="normal" officeooo:paragraph-rsid="0009015d" fo:background-color="transparent" style:font-size-asian="12pt" style:font-size-complex="12pt"/>
    </style:style>
    <style:style style:name="P71" style:family="paragraph" style:parent-style-name="Standard" style:list-style-name="L9">
      <style:paragraph-properties style:line-height-at-least="0.198in"/>
      <style:text-properties fo:color="#000000" style:font-name="Droid Sans Mono" fo:font-size="12pt" fo:font-weight="normal" officeooo:rsid="000be9ba" officeooo:paragraph-rsid="000be9ba" fo:background-color="#dddddd" style:font-size-asian="12pt" style:font-size-complex="12pt"/>
    </style:style>
    <style:style style:name="P72" style:family="paragraph" style:parent-style-name="Standard" style:list-style-name="L6">
      <style:paragraph-properties style:line-height-at-least="0.198in"/>
      <style:text-properties officeooo:paragraph-rsid="0009015d"/>
    </style:style>
    <style:style style:name="P73" style:family="paragraph" style:parent-style-name="Text_20_body">
      <style:text-properties officeooo:rsid="002ec31d" officeooo:paragraph-rsid="002ec31d"/>
    </style:style>
    <style:style style:name="P74" style:family="paragraph" style:parent-style-name="Text_20_body">
      <style:text-properties officeooo:rsid="002f803f" officeooo:paragraph-rsid="002f803f"/>
    </style:style>
    <style:style style:name="P75" style:family="paragraph" style:parent-style-name="Text_20_body" style:list-style-name="L1">
      <style:text-properties officeooo:rsid="002f803f" officeooo:paragraph-rsid="002f803f"/>
    </style:style>
    <style:style style:name="P76" style:family="paragraph" style:parent-style-name="Text_20_body" style:list-style-name="L1">
      <style:text-properties officeooo:paragraph-rsid="00300072"/>
    </style:style>
    <style:style style:name="P77" style:family="paragraph" style:parent-style-name="Text_20_body" style:list-style-name="L1">
      <style:text-properties officeooo:paragraph-rsid="0034a577"/>
    </style:style>
    <style:style style:name="P78" style:family="paragraph" style:parent-style-name="Text_20_body" style:list-style-name="L1">
      <style:text-properties officeooo:paragraph-rsid="00358fea"/>
    </style:style>
    <style:style style:name="P79" style:family="paragraph" style:parent-style-name="Text_20_body" style:list-style-name="L1">
      <style:text-properties officeooo:paragraph-rsid="003181b0"/>
    </style:style>
    <style:style style:name="P80" style:family="paragraph" style:parent-style-name="Text_20_body" style:list-style-name="L1">
      <style:text-properties officeooo:paragraph-rsid="0032c6c3"/>
    </style:style>
    <style:style style:name="P81" style:family="paragraph" style:parent-style-name="Text_20_body" style:list-style-name="L1">
      <style:text-properties officeooo:paragraph-rsid="00373248"/>
    </style:style>
    <style:style style:name="P82" style:family="paragraph" style:parent-style-name="Text_20_body" style:list-style-name="L1">
      <style:text-properties officeooo:paragraph-rsid="0038a6fc"/>
    </style:style>
    <style:style style:name="P83" style:family="paragraph" style:parent-style-name="Text_20_body" style:list-style-name="L1">
      <style:text-properties officeooo:rsid="00300072" officeooo:paragraph-rsid="00300072"/>
    </style:style>
    <style:style style:name="P84" style:family="paragraph" style:parent-style-name="Text_20_body" style:list-style-name="L1">
      <style:text-properties style:font-name="Ubuntu" officeooo:paragraph-rsid="00300072"/>
    </style:style>
    <style:style style:name="P85" style:family="paragraph" style:parent-style-name="Text_20_body" style:list-style-name="L1">
      <style:text-properties style:font-name="Ubuntu" officeooo:paragraph-rsid="00358fea"/>
    </style:style>
    <style:style style:name="P86" style:family="paragraph" style:parent-style-name="Text_20_body" style:list-style-name="L1">
      <style:text-properties style:font-name="Ubuntu" officeooo:paragraph-rsid="00373248"/>
    </style:style>
    <style:style style:name="P87" style:family="paragraph" style:parent-style-name="Text_20_body" style:list-style-name="L1">
      <style:text-properties style:font-name="Ubuntu" officeooo:rsid="003181b0" officeooo:paragraph-rsid="00373248"/>
    </style:style>
    <style:style style:name="P88" style:family="paragraph" style:parent-style-name="Text_20_body" style:list-style-name="L1">
      <style:text-properties style:font-name="Ubuntu" officeooo:rsid="0038a6fc" officeooo:paragraph-rsid="0038a6fc"/>
    </style:style>
    <style:style style:name="P89" style:family="paragraph" style:parent-style-name="Text_20_body" style:list-style-name="L1">
      <style:text-properties style:font-name="Liberation Serif" officeooo:rsid="0038a6fc" officeooo:paragraph-rsid="003a5904"/>
    </style:style>
    <style:style style:name="P90" style:family="paragraph" style:parent-style-name="Text_20_body" style:list-style-name="L2">
      <style:text-properties style:font-name="Liberation Serif" officeooo:rsid="0038a6fc" officeooo:paragraph-rsid="003a5904"/>
    </style:style>
    <style:style style:name="P91" style:family="paragraph" style:parent-style-name="Text_20_body">
      <style:paragraph-properties fo:text-align="start" style:justify-single-word="false"/>
      <style:text-properties style:font-name="Liberation Serif" officeooo:rsid="0038a6fc" officeooo:paragraph-rsid="0038a6fc"/>
    </style:style>
    <style:style style:name="P92" style:family="paragraph" style:parent-style-name="Text_20_body" style:list-style-name="L1">
      <style:text-properties officeooo:rsid="003181b0" officeooo:paragraph-rsid="0038a6fc"/>
    </style:style>
    <style:style style:name="P93" style:family="paragraph" style:parent-style-name="Text_20_body" style:list-style-name="L3"/>
    <style:style style:name="P94" style:family="paragraph" style:parent-style-name="Text_20_body" style:list-style-name="L3">
      <style:text-properties officeooo:rsid="001621c7" officeooo:paragraph-rsid="00167078"/>
    </style:style>
    <style:style style:name="P95" style:family="paragraph" style:parent-style-name="Text_20_body" style:list-style-name="L3">
      <style:text-properties officeooo:rsid="001621c7" officeooo:paragraph-rsid="0018d01c"/>
    </style:style>
    <style:style style:name="P96" style:family="paragraph" style:parent-style-name="Text_20_body" style:list-style-name="L4">
      <style:text-properties officeooo:paragraph-rsid="001157ba"/>
    </style:style>
    <style:style style:name="P97" style:family="paragraph" style:parent-style-name="Text_20_body" style:list-style-name="L4">
      <style:text-properties officeooo:paragraph-rsid="000f868c"/>
    </style:style>
    <style:style style:name="P98" style:family="paragraph" style:parent-style-name="Text_20_body" style:list-style-name="L4">
      <style:text-properties officeooo:rsid="000f4691" officeooo:paragraph-rsid="000f4691"/>
    </style:style>
    <style:style style:name="P99" style:family="paragraph" style:parent-style-name="Text_20_body" style:list-style-name="L10">
      <style:text-properties officeooo:rsid="003acb37" officeooo:paragraph-rsid="003acb37"/>
    </style:style>
    <style:style style:name="T1" style:family="text">
      <style:text-properties fo:color="#000000" style:font-name="Droid Sans Mono" fo:font-weight="normal" fo:background-color="transparent" loext:char-shading-value="0"/>
    </style:style>
    <style:style style:name="T2" style:family="text">
      <style:text-properties fo:color="#000000" style:font-name="Droid Sans Mono" fo:font-weight="normal" officeooo:rsid="0009015d" fo:background-color="transparent" loext:char-shading-value="0"/>
    </style:style>
    <style:style style:name="T3" style:family="text">
      <style:text-properties fo:color="#000000" style:font-name="Droid Sans Mono" fo:font-weight="normal" fo:background-color="#dddddd" loext:char-shading-value="0"/>
    </style:style>
    <style:style style:name="T4" style:family="text">
      <style:text-properties fo:color="#000000" style:font-name="Droid Sans Mono" fo:font-size="12pt" fo:font-weight="normal" fo:background-color="transparent" loext:char-shading-value="0" style:font-size-asian="12pt" style:font-size-complex="12pt"/>
    </style:style>
    <style:style style:name="T5" style:family="text">
      <style:text-properties fo:color="#000000" style:font-name="Droid Sans Mono" fo:font-size="12pt" fo:font-weight="normal" officeooo:rsid="000b4993" fo:background-color="transparent" loext:char-shading-value="0" style:font-size-asian="12pt" style:font-size-complex="12pt"/>
    </style:style>
    <style:style style:name="T6" style:family="text">
      <style:text-properties fo:color="#000000" style:font-name="Droid Sans Mono" fo:font-size="12pt" fo:font-weight="normal" officeooo:rsid="000d4a0a" fo:background-color="transparent" loext:char-shading-value="0" style:font-size-asian="12pt" style:font-size-complex="12pt"/>
    </style:style>
    <style:style style:name="T7" style:family="text">
      <style:text-properties officeooo:rsid="000b4993"/>
    </style:style>
    <style:style style:name="T8" style:family="text">
      <style:text-properties officeooo:rsid="000be9ba"/>
    </style:style>
    <style:style style:name="T9" style:family="text">
      <style:text-properties officeooo:rsid="000d4a0a"/>
    </style:style>
    <style:style style:name="T10" style:family="text">
      <style:text-properties style:font-name="FreeMono" fo:background-color="#dddddd" loext:char-shading-value="0"/>
    </style:style>
    <style:style style:name="T11" style:family="text">
      <style:text-properties officeooo:rsid="000f4691"/>
    </style:style>
    <style:style style:name="T12" style:family="text">
      <style:text-properties officeooo:rsid="000f868c"/>
    </style:style>
    <style:style style:name="T13" style:family="text">
      <style:text-properties style:font-name="Ubuntu"/>
    </style:style>
    <style:style style:name="T14" style:family="text">
      <style:text-properties style:font-name="Ubuntu" officeooo:rsid="000f4691"/>
    </style:style>
    <style:style style:name="T15" style:family="text">
      <style:text-properties style:font-name="Ubuntu" officeooo:rsid="001157ba"/>
    </style:style>
    <style:style style:name="T16" style:family="text">
      <style:text-properties style:font-name="Ubuntu" officeooo:rsid="001621c7"/>
    </style:style>
    <style:style style:name="T17" style:family="text">
      <style:text-properties style:font-name="Ubuntu" officeooo:rsid="001cfa0b"/>
    </style:style>
    <style:style style:name="T18" style:family="text">
      <style:text-properties style:font-name="Ubuntu" officeooo:rsid="001d4265"/>
    </style:style>
    <style:style style:name="T19" style:family="text">
      <style:text-properties style:font-name="Ubuntu" officeooo:rsid="001a9785"/>
    </style:style>
    <style:style style:name="T20" style:family="text">
      <style:text-properties style:font-name="Ubuntu" officeooo:rsid="00167078"/>
    </style:style>
    <style:style style:name="T21" style:family="text">
      <style:text-properties style:font-name="Ubuntu" officeooo:rsid="001ef59a"/>
    </style:style>
    <style:style style:name="T22" style:family="text">
      <style:text-properties style:font-name="Ubuntu" fo:font-size="10pt" fo:font-style="normal" officeooo:rsid="0020e3f1" style:font-size-asian="10pt" style:font-style-asian="normal" style:font-size-complex="10pt" style:font-style-complex="normal"/>
    </style:style>
    <style:style style:name="T23" style:family="text">
      <style:text-properties style:font-name="Ubuntu" officeooo:rsid="002575a4"/>
    </style:style>
    <style:style style:name="T24" style:family="text">
      <style:text-properties style:font-name="Ubuntu" fo:font-size="8pt" fo:font-style="italic" officeooo:rsid="002575a4" style:font-size-asian="8pt" style:font-style-asian="italic" style:font-size-complex="8pt" style:font-style-complex="italic"/>
    </style:style>
    <style:style style:name="T25" style:family="text">
      <style:text-properties style:font-name="Ubuntu" officeooo:rsid="00289628"/>
    </style:style>
    <style:style style:name="T26" style:family="text">
      <style:text-properties style:font-name="Ubuntu" officeooo:rsid="000f868c"/>
    </style:style>
    <style:style style:name="T27" style:family="text">
      <style:text-properties style:font-name="Ubuntu" officeooo:rsid="00300072"/>
    </style:style>
    <style:style style:name="T28" style:family="text">
      <style:text-properties style:font-name="Ubuntu" officeooo:rsid="003181b0"/>
    </style:style>
    <style:style style:name="T29" style:family="text">
      <style:text-properties style:font-name="Ubuntu" officeooo:rsid="0032c6c3"/>
    </style:style>
    <style:style style:name="T30" style:family="text">
      <style:text-properties style:font-name="Ubuntu" officeooo:rsid="00358fea"/>
    </style:style>
    <style:style style:name="T31" style:family="text">
      <style:text-properties style:font-name="Ubuntu" officeooo:rsid="00373248"/>
    </style:style>
    <style:style style:name="T32" style:family="text">
      <style:text-properties officeooo:rsid="001157ba"/>
    </style:style>
    <style:style style:name="T33" style:family="text">
      <style:text-properties style:font-name="Liberation Serif"/>
    </style:style>
    <style:style style:name="T34" style:family="text">
      <style:text-properties style:font-name="Liberation Serif" officeooo:rsid="001157ba"/>
    </style:style>
    <style:style style:name="T35" style:family="text">
      <style:text-properties style:font-name="Liberation Serif" officeooo:rsid="00167078"/>
    </style:style>
    <style:style style:name="T36" style:family="text">
      <style:text-properties style:font-name="Liberation Serif" officeooo:rsid="001cfa0b"/>
    </style:style>
    <style:style style:name="T37" style:family="text">
      <style:text-properties style:font-name="Liberation Serif" officeooo:rsid="001d4265"/>
    </style:style>
    <style:style style:name="T38" style:family="text">
      <style:text-properties style:font-name="Liberation Serif" officeooo:rsid="0032c6c3"/>
    </style:style>
    <style:style style:name="T39" style:family="text">
      <style:text-properties style:font-name="Liberation Serif" officeooo:rsid="0034a577"/>
    </style:style>
    <style:style style:name="T40" style:family="text">
      <style:text-properties style:font-name="Liberation Serif" officeooo:rsid="0036f1b8"/>
    </style:style>
    <style:style style:name="T41" style:family="text">
      <style:text-properties style:font-name="Liberation Serif" officeooo:rsid="00373248"/>
    </style:style>
    <style:style style:name="T42" style:family="text">
      <style:text-properties style:font-name="Liberation Serif" officeooo:rsid="0038a6fc"/>
    </style:style>
    <style:style style:name="T43" style:family="text">
      <style:text-properties style:font-name="Liberation Serif" officeooo:rsid="003a5904"/>
    </style:style>
    <style:style style:name="T44" style:family="text">
      <style:text-properties officeooo:rsid="0012983b"/>
    </style:style>
    <style:style style:name="T45" style:family="text">
      <style:text-properties officeooo:rsid="0012e020"/>
    </style:style>
    <style:style style:name="T46" style:family="text">
      <style:text-properties officeooo:rsid="00147de4"/>
    </style:style>
    <style:style style:name="T47" style:family="text">
      <style:text-properties officeooo:rsid="0015c17d"/>
    </style:style>
    <style:style style:name="T48" style:family="text">
      <style:text-properties officeooo:rsid="001621c7"/>
    </style:style>
    <style:style style:name="T49" style:family="text">
      <style:text-properties fo:color="#569cd6"/>
    </style:style>
    <style:style style:name="T50" style:family="text">
      <style:text-properties fo:color="#569cd6" officeooo:rsid="001621c7"/>
    </style:style>
    <style:style style:name="T51" style:family="text">
      <style:text-properties fo:color="#ce9178"/>
    </style:style>
    <style:style style:name="T52" style:family="text">
      <style:text-properties officeooo:rsid="00167078"/>
    </style:style>
    <style:style style:name="T53" style:family="text">
      <style:text-properties officeooo:rsid="0017b1d9"/>
    </style:style>
    <style:style style:name="T54" style:family="text">
      <style:text-properties officeooo:rsid="0018d01c"/>
    </style:style>
    <style:style style:name="T55" style:family="text">
      <style:text-properties style:text-position="super 58%" style:font-name="Ubuntu"/>
    </style:style>
    <style:style style:name="T56" style:family="text">
      <style:text-properties officeooo:rsid="001a9785"/>
    </style:style>
    <style:style style:name="T57" style:family="text">
      <style:text-properties officeooo:rsid="001cd737"/>
    </style:style>
    <style:style style:name="T58" style:family="text">
      <style:text-properties officeooo:rsid="001cfa0b"/>
    </style:style>
    <style:style style:name="T59" style:family="text">
      <style:text-properties officeooo:rsid="001d4265"/>
    </style:style>
    <style:style style:name="T60" style:family="text">
      <style:text-properties officeooo:rsid="001ef59a"/>
    </style:style>
    <style:style style:name="T61" style:family="text">
      <style:text-properties officeooo:rsid="002080fb"/>
    </style:style>
    <style:style style:name="T62" style:family="text">
      <style:text-properties officeooo:rsid="0020e3f1"/>
    </style:style>
    <style:style style:name="T63" style:family="text">
      <style:text-properties fo:font-size="10pt" fo:font-style="italic" officeooo:rsid="001b4e2f" style:font-size-asian="10pt" style:font-style-asian="italic" style:font-size-complex="10pt" style:font-style-complex="italic"/>
    </style:style>
    <style:style style:name="T64" style:family="text">
      <style:text-properties fo:font-size="10pt" fo:font-style="italic" officeooo:rsid="0020e3f1" style:font-size-asian="10pt" style:font-style-asian="italic" style:font-size-complex="10pt" style:font-style-complex="italic"/>
    </style:style>
    <style:style style:name="T65" style:family="text">
      <style:text-properties fo:font-size="10pt" fo:font-style="italic" officeooo:rsid="001cd737" style:font-size-asian="10pt" style:font-style-asian="italic" style:font-size-complex="10pt" style:font-style-complex="italic"/>
    </style:style>
    <style:style style:name="T66" style:family="text">
      <style:text-properties fo:font-size="8pt" fo:font-style="italic" officeooo:rsid="0017b1d9" style:font-size-asian="8pt" style:font-style-asian="italic" style:font-size-complex="8pt" style:font-style-complex="italic"/>
    </style:style>
    <style:style style:name="T67" style:family="text">
      <style:text-properties fo:font-size="8pt" fo:font-style="italic" officeooo:rsid="0024409d" style:font-size-asian="8pt" style:font-style-asian="italic" style:font-size-complex="8pt" style:font-style-complex="italic"/>
    </style:style>
    <style:style style:name="T68" style:family="text">
      <style:text-properties officeooo:rsid="002746f9"/>
    </style:style>
    <style:style style:name="T69" style:family="text">
      <style:text-properties officeooo:rsid="002776ef"/>
    </style:style>
    <style:style style:name="T70" style:family="text">
      <style:text-properties officeooo:rsid="0027d911"/>
    </style:style>
    <style:style style:name="T71" style:family="text">
      <style:text-properties officeooo:rsid="00289628"/>
    </style:style>
    <style:style style:name="T72" style:family="text">
      <style:text-properties officeooo:rsid="002a8d9c"/>
    </style:style>
    <style:style style:name="T73" style:family="text">
      <style:text-properties officeooo:rsid="002b7dde"/>
    </style:style>
    <style:style style:name="T74" style:family="text">
      <style:text-properties officeooo:rsid="002c434c"/>
    </style:style>
    <style:style style:name="T75" style:family="text">
      <style:text-properties officeooo:rsid="002d22b9"/>
    </style:style>
    <style:style style:name="T76" style:family="text">
      <style:text-properties officeooo:rsid="002d5048"/>
    </style:style>
    <style:style style:name="T77" style:family="text">
      <style:text-properties officeooo:rsid="002dc97e"/>
    </style:style>
    <style:style style:name="T78" style:family="text">
      <style:text-properties officeooo:rsid="002dee60"/>
    </style:style>
    <style:style style:name="T79" style:family="text">
      <style:text-properties officeooo:rsid="002ec31d"/>
    </style:style>
    <style:style style:name="T80" style:family="text">
      <style:text-properties officeooo:rsid="00300072"/>
    </style:style>
    <style:style style:name="T81" style:family="text">
      <style:text-properties officeooo:rsid="003181b0"/>
    </style:style>
    <style:style style:name="T82" style:family="text">
      <style:text-properties officeooo:rsid="0032c6c3"/>
    </style:style>
    <style:style style:name="T83" style:family="text">
      <style:text-properties officeooo:rsid="0034a577"/>
    </style:style>
    <style:style style:name="T84" style:family="text">
      <style:text-properties officeooo:rsid="00358fea"/>
    </style:style>
    <style:style style:name="T85" style:family="text">
      <style:text-properties officeooo:rsid="0036f1b8"/>
    </style:style>
    <style:style style:name="T86" style:family="text">
      <style:text-properties officeooo:rsid="00373248"/>
    </style:style>
    <style:style style:name="T87" style:family="text">
      <style:text-properties officeooo:rsid="0038a6fc"/>
    </style:style>
    <style:style style:name="T88" style:family="text">
      <style:text-properties officeooo:rsid="003acb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88">Version 1.12.0</text:span></text:h>
      <text:list xml:id="list1122491864" text:style-name="L10">
        <text:list-item>
          <text:p text:style-name="P99">Includes a new tool recover_orderbooks. <text:s/>Refer to the document ./docs/co3-configuration.pdf for details.</text:p>
        </text:list-item>
        <text:list-item>
          <text:p text:style-name="P99">Adds the ability to record reward CSV files during runs of pytest.</text:p>
        </text:list-item>
      </text:list>
      <text:h text:style-name="P57" text:outline-level="1">Version 1.11.0</text:h>
      <text:p text:style-name="P41"><text:span text:style-name="T78">This release is largely </text:span><text:span text:style-name="T79">a rationalization of</text:span><text:span text:style-name="T78"> </text:span><text:span text:style-name="T79">YAML configuration for both playbacks and dataset generations.</text:span></text:p>
      <text:h text:style-name="Heading_20_2" text:outline-level="2">CO3_CONFIG_PATH</text:h>
      <text:p text:style-name="P43">This environment variable has been repurposed to now be a list of paths where configuration files are to be found. <text:s/>Each such path is separated with a “:” char; in this sense, it is similar PYTHONPATH. <text:s/>It is commonly referred to when loading the configuration for both playbacks and generates.</text:p>
      <text:h text:style-name="Heading_20_2" text:outline-level="2">./<text:span text:style-name="T79">co3-configurations/dev</text:span></text:h>
      <text:p text:style-name="P74">This folder now contains a set of YAML files which, taken together, are meant to demonstrate typical configurations. <text:s/>These files should be referred to as further configurations are developed and existing ones are modified to accommodate this release.</text:p>
      <text:list xml:id="list2142615685" text:style-name="L1">
        <text:list-item>
          <text:p text:style-name="P75"><text:span text:style-name="T13">co3.yaml</text:span><text:line-break/>Noteworthy are the following:</text:p>
          <text:list>
            <text:list-item>
              <text:p text:style-name="P75"><text:span text:style-name="T13">console</text:span>: can be set to <text:span text:style-name="T13">logging</text:span> or <text:span text:style-name="T13">progress_bar</text:span>; if not set, it defaults to <text:span text:style-name="T13">logging</text:span>.</text:p>
            </text:list-item>
            <text:list-item>
              <text:p text:style-name="P75"><text:span text:style-name="T13">defaults_</text:span> : used to identify a default configuration file (this file itself is discussed below). Note the underscore in the key name, which is required in order to distinguish from Hydra’s use of ‘defaults’.</text:p>
            </text:list-item>
            <text:list-item>
              <text:p text:style-name="P83"><text:span text:style-name="T13">playbacks</text:span>: A collection of one or more playbacks.</text:p>
              <text:list>
                <text:list-item>
                  <text:p text:style-name="P83"><text:span text:style-name="T13">&lt;playback_name&gt;</text:span>:</text:p>
                  <text:list>
                    <text:list-item>
                      <text:p text:style-name="P76"><text:span text:style-name="T27">agent</text:span><text:span text:style-name="T80">: </text:span><text:span text:style-name="T81">P</text:span><text:span text:style-name="T80">arameters specific to the agent </text:span><text:span text:style-name="T83">function</text:span><text:span text:style-name="T80">. <text:s/>Many parameters are common to all agents and hence it is these that can be stored in the </text:span><text:span text:style-name="T27">defaults_</text:span><text:span text:style-name="T80"> file. <text:s/>The common set of parameters are discussed </text:span><text:span text:style-name="T83">here. <text:s/></text:span><text:span text:style-name="T81">Agent-specific parameters are discussed in the section Agent-Specific Parameters.</text:span></text:p>
                      <text:list>
                        <text:list-item>
                          <text:p text:style-name="P84">action_noise</text:p>
                          <text:list>
                            <text:list-item>
                              <text:p text:style-name="P77"><text:soft-page-break/><text:span text:style-name="T13">type<text:line-break/></text:span><text:span text:style-name="T39">To be selected from null | </text:span>OrnsteinUhlenbeck <text:span text:style-name="T83">| </text:span>Gaussian</text:p>
                            </text:list-item>
                            <text:list-item>
                              <text:p text:style-name="P77"><text:span text:style-name="T13">sigma</text:span><text:line-break/><text:span text:style-name="T83">Standard deviation of the noise source.</text:span></text:p>
                            </text:list-item>
                          </text:list>
                        </text:list-item>
                        <text:list-item>
                          <text:p text:style-name="P78"><text:span text:style-name="T13">batch_size</text:span><text:line-break/><text:span text:style-name="T83">Size of the batch to be sampled from experience replay buffer during training.</text:span></text:p>
                        </text:list-item>
                        <text:list-item>
                          <text:p text:style-name="P78"><text:span text:style-name="T13">buffer_size</text:span><text:line-break/><text:span text:style-name="T84">Size of the experiences replay buffer. <text:s/></text:span><text:span text:style-name="T30">batch_size</text:span><text:span text:style-name="T84"> &lt;= </text:span><text:span text:style-name="T30">buffer_size</text:span></text:p>
                        </text:list-item>
                        <text:list-item>
                          <text:p text:style-name="P78"><text:span text:style-name="T13">episodes</text:span><text:line-break/><text:span text:style-name="T84">The number of episodes that the process is to run.</text:span></text:p>
                        </text:list-item>
                        <text:list-item>
                          <text:p text:style-name="P78"><text:span text:style-name="T30">g</text:span><text:span text:style-name="T13">amma</text:span><text:line-break/>Bellman discount factor</text:p>
                        </text:list-item>
                        <text:list-item>
                          <text:p text:style-name="P85"><text:a xlink:type="simple" xlink:href="https://pytorch.org/docs/stable/generated/torch.nn.utils.clip_grad_norm_.html" text:style-name="Internet_20_link" text:visited-style-name="Visited_20_Internet_20_Link">gradient_clipping</text:a><text:line-break/><text:span text:style-name="T40">Further details available at:</text:span><text:span text:style-name="T85"> </text:span><text:span text:style-name="T40"><text:s/></text:span><text:a xlink:type="simple" xlink:href="https://pytorch.org/docs/stable/generated/torch.nn.utils.clip_grad_norm_.html" text:style-name="Internet_20_link" text:visited-style-name="Visited_20_Internet_20_Link"><text:span text:style-name="T40">https://pytorch.org/docs/stable/generated/torch.nn.utils.clip_grad_norm_.html</text:span></text:a><text:span text:style-name="T40"> </text:span></text:p>
                          <text:list>
                            <text:list-item>
                              <text:p text:style-name="P85">max_norm</text:p>
                            </text:list-item>
                            <text:list-item>
                              <text:p text:style-name="P85">norm_type</text:p>
                            </text:list-item>
                          </text:list>
                        </text:list-item>
                        <text:list-item>
                          <text:p text:style-name="P78"><text:span text:style-name="T13">purge_network</text:span><text:line-break/><text:span text:style-name="T84">Boolean defining whether the network is to be purged before the run begins.</text:span></text:p>
                        </text:list-item>
                        <text:list-item>
                          <text:p text:style-name="P78"><text:span text:style-name="T30">n</text:span><text:span text:style-name="T13">etwork</text:span><text:line-break/>Defines <text:span text:style-name="T84">a </text:span>path name or a file name of a PyTorch network (extension: *.pt). <text:s/>If this parameter is not provided, then a new network file will be created in the location `CO3_PATH/networks/` (called the 'nominal location' below) with file name `&lt;current datetime&gt;.pt`. <text:s/>If this parameter is a path name and it already exists, then it must have content that is recognizable as a valid network file by PyTorch. <text:s/>If the path name does not currently exist, then a new network file will be created. <text:s/>On the other hand, if a file name is provided, then the software will check to see if the file already exists in the nominal location and, if so, it will expect that this file is one that is recognizable as a network file by PyTorch. <text:s/>If no such file is found, then a new file of that name will be created in the nominal location.</text:p>
                        </text:list-item>
                        <text:list-item>
                          <text:p text:style-name="P78"><text:span text:style-name="T30">t</text:span><text:span text:style-name="T13">raining</text:span><text:line-break/><text:span text:style-name="T84">Boolean selecting whether the network is to be trained during the course of the run.</text:span></text:p>
                        </text:list-item>
                        <text:list-item>
                          <text:p text:style-name="P78"><text:soft-page-break/><text:span text:style-name="T13">training_interval<text:line-break/></text:span>Number of steps between trainings of the network.</text:p>
                        </text:list-item>
                        <text:list-item>
                          <text:p text:style-name="P78"><text:span text:style-name="T13">target_update_interval</text:span><text:line-break/><text:span text:style-name="T84">N</text:span>umber of trainings between updating the target</text:p>
                        </text:list-item>
                      </text:list>
                    </text:list-item>
                    <text:list-item>
                      <text:p text:style-name="P79"><text:span text:style-name="T28">misc</text:span><text:span text:style-name="T81">: Parameters that are process-general and not associated with a specific function such as the agent or environment. <text:s/>These are discussed now:</text:span></text:p>
                      <text:list>
                        <text:list-item>
                          <text:p text:style-name="P79"><text:span text:style-name="T28">csv_path</text:span><text:span text:style-name="T81"><text:line-break/>Path to where the rewards file is to be recorded. <text:s/>If null, then the path name is automatically generated. <text:s/>If defined and a relative path, then the pathname must begin with ‘rewards’.</text:span></text:p>
                        </text:list-item>
                        <text:list-item>
                          <text:p text:style-name="P80"><text:span text:style-name="T28">generate_csv<text:line-break/></text:span><text:span text:style-name="T38">A boolean variable defining whether a rewards csv is generated or not.</text:span></text:p>
                        </text:list-item>
                        <text:list-item>
                          <text:p text:style-name="P80"><text:span text:style-name="T28">leave_progress_bar</text:span><text:span text:style-name="T81"> <text:line-break/></text:span><text:span text:style-name="T82">If set</text:span><text:span text:style-name="T81">, </text:span><text:span text:style-name="T82">then completed (test) progress bars are retained; otherwise complete test progress bars are discared.</text:span></text:p>
                        </text:list-item>
                        <text:list-item>
                          <text:p text:style-name="P80"><text:span text:style-name="T28">log_interval</text:span><text:span text:style-name="T81"><text:line-break/></text:span><text:span text:style-name="T82">The number of episodes between routine logging messages.</text:span></text:p>
                        </text:list-item>
                        <text:list-item>
                          <text:p text:style-name="P80"><text:span text:style-name="T28">log_level</text:span><text:span text:style-name="T81"><text:line-break/></text:span><text:span text:style-name="T82">The logging modules log level. <text:s/>To be selected from </text:span><text:span text:style-name="T81">[DEBUG | INFO | WARNING | ERROR | CRITICAL]. <text:s/></text:span><text:span text:style-name="T82">See </text:span><text:a xlink:type="simple" xlink:href="https://docs.python.org/3/library/logging.html" text:style-name="Internet_20_link" text:visited-style-name="Visited_20_Internet_20_Link"><text:span text:style-name="T82">https://docs.python.org/3/library/logging.html</text:span></text:a><text:span text:style-name="T82"> for further details.</text:span></text:p>
                        </text:list-item>
                        <text:list-item>
                          <text:p text:style-name="P80"><text:span text:style-name="T29">s</text:span><text:span text:style-name="T28">eed</text:span><text:span text:style-name="T81"><text:line-break/></text:span><text:span text:style-name="T82">Seed to be used for all random number generators accessed by the software (Python, numpy, </text:span><text:span text:style-name="T87">OpenAI gym, </text:span><text:span text:style-name="T82">and PyTorch).</text:span></text:p>
                        </text:list-item>
                        <text:list-item>
                          <text:p text:style-name="P81"><text:span text:style-name="T28">record_state</text:span><text:span text:style-name="T81"><text:line-break/>Record (or not) state in the rewards CSV file.</text:span></text:p>
                        </text:list-item>
                      </text:list>
                    </text:list-item>
                    <text:list-item>
                      <text:p text:style-name="P81"><text:span text:style-name="T28">env_confi</text:span><text:span text:style-name="T31">g</text:span></text:p>
                      <text:list>
                        <text:list-item>
                          <text:p text:style-name="P86"><text:span text:style-name="T81">envI</text:span><text:span text:style-name="T86">d</text:span></text:p>
                        </text:list-item>
                        <text:list-item>
                          <text:p text:style-name="P87">exchange</text:p>
                        </text:list-item>
                        <text:list-item>
                          <text:p text:style-name="P87">reward_offset</text:p>
                        </text:list-item>
                        <text:list-item>
                          <text:p text:style-name="P87">randomize_dataset_reads</text:p>
                        </text:list-item>
                        <text:list-item>
                          <text:p text:style-name="P87">pdf</text:p>
                          <text:list>
                            <text:list-item>
                              <text:p text:style-name="P81"><text:soft-page-break/><text:span text:style-name="T28">age_limit</text:span><text:span text:style-name="T81"><text:line-break/></text:span><text:span text:style-name="T86">Expressed in </text:span><text:span text:style-name="T81">days, can be decimal; e.g. 0.25 = 6 hr</text:span><text:span text:style-name="T86">s</text:span></text:p>
                            </text:list-item>
                            <text:list-item>
                              <text:p text:style-name="P81"><text:span text:style-name="T28">bins<text:line-break/></text:span><text:span text:style-name="T41">Further details can be found here: </text:span><text:a xlink:type="simple" xlink:href="https://numpy.org/doc/stable/reference/generated/numpy.histogram.html" text:style-name="Internet_20_link" text:visited-style-name="Visited_20_Internet_20_Link"><text:span text:style-name="T41">https://numpy.org/doc/stable/reference/generated/numpy.histogram.html</text:span></text:a><text:span text:style-name="T42"><text:line-break/></text:span></text:p>
                            </text:list-item>
                            <text:list-item>
                              <text:p text:style-name="P82"><text:span text:style-name="T28">graph</text:span><text:span text:style-name="T81"><text:line-break/></text:span><text:span text:style-name="T86">Boolean selecting whether to graph a newly generated PDF.</text:span></text:p>
                            </text:list-item>
                          </text:list>
                        </text:list-item>
                      </text:list>
                    </text:list-item>
                    <text:list-item>
                      <text:p text:style-name="P88"><text:span text:style-name="T86">c</text:span>hild_process<text:span text:style-name="T33"><text:line-break/>When a child process is created, its configuration parameters are a merge of the parents configuration parameters with the parameters belong</text:span><text:span text:style-name="T43">ing</text:span><text:span text:style-name="T33"> to the </text:span>child_process<text:span text:style-name="T33"> key, </text:span><text:span text:style-name="T43">although the merge has a number of limitations as follows:</text:span></text:p>
                      <text:list>
                        <text:list-item>
                          <text:p text:style-name="P88"><text:span text:style-name="T33">A child process itself cannot have a </text:span>child_process<text:span text:style-name="T33"> key.</text:span></text:p>
                        </text:list-item>
                        <text:list-item>
                          <text:p text:style-name="P88">agent.training <text:span text:style-name="T33">is hardwired to be False </text:span><text:span text:style-name="T43">(child process networks are never trained).</text:span></text:p>
                        </text:list-item>
                        <text:list-item>
                          <text:p text:style-name="P89">Only the following parameters can be set to different values from that of the parent (training) process: </text:p>
                        </text:list-item>
                      </text:list>
                    </text:list-item>
                  </text:list>
                </text:list-item>
              </text:list>
            </text:list-item>
          </text:list>
        </text:list-item>
      </text:list>
      <text:list xml:id="list858290239" text:style-name="L2">
        <text:list-item>
          <text:list>
            <text:list-item>
              <text:list>
                <text:list-item>
                  <text:list>
                    <text:list-item>
                      <text:list>
                        <text:list-item>
                          <text:list>
                            <text:list-item>
                              <text:p text:style-name="P90">misc.csv_path</text:p>
                            </text:list-item>
                            <text:list-item>
                              <text:p text:style-name="P90">misc.generate_csv</text:p>
                            </text:list-item>
                            <text:list-item>
                              <text:p text:style-name="P90">misc.log_interval</text:p>
                            </text:list-item>
                            <text:list-item>
                              <text:p text:style-name="P90">agent.episodes</text:p>
                            </text:list-item>
                            <text:list-item>
                              <text:p text:style-name="P90">agent.nn_trace</text:p>
                            </text:list-item>
                            <text:list-item>
                              <text:p text:style-name="P90">env_config.datasets</text:p>
                            </text:list-item>
                            <text:list-item>
                              <text:p text:style-name="P90">env_config.randomize_dataset_reads</text:p>
                            </text:list-item>
                          </text:list>
                        </text:list-item>
                      </text:list>
                    </text:list-item>
                  </text:list>
                </text:list-item>
              </text:list>
            </text:list-item>
          </text:list>
        </text:list-item>
      </text:list>
      <text:p text:style-name="P91"><text:s text:c="16"/></text:p>
      <text:p text:style-name="P91"><text:s text:c="3"/></text:p>
      <text:list xml:id="list191534699764720" text:continue-list="list2142615685" text:style-name="L1">
        <text:list-item>
          <text:list>
            <text:list-item>
              <text:list>
                <text:list-item>
                  <text:list>
                    <text:list-item>
                      <text:list>
                        <text:list-item>
                          <text:list>
                            <text:list-header>
                              <text:p text:style-name="P92"><text:line-break/></text:p>
                            </text:list-header>
                          </text:list>
                        </text:list-item>
                      </text:list>
                    </text:list-item>
                  </text:list>
                </text:list-item>
              </text:list>
            </text:list-item>
          </text:list>
        </text:list-item>
      </text:list>
      <text:p text:style-name="P43"/>
      <text:p text:style-name="P42"/>
      <text:p text:style-name="P42"><text:soft-page-break/></text:p>
      <text:h text:style-name="P56" text:outline-level="1">Version 1.2.0</text:h>
      <text:h text:style-name="Heading_20_2" text:outline-level="2">Nominal <text:span text:style-name="T73">C</text:span>onfiguration</text:h>
      <text:p text:style-name="P38"><text:span text:style-name="T73">Although the general approach to managing configuration has been retained, there are a number of specific changes that </text:span><text:span text:style-name="T74">could</text:span><text:span text:style-name="T73"> cause confusion. <text:s/>A good reference is to review the example configurations found in the file:</text:span></text:p>
      <text:p text:style-name="P21">$CO3_PATH/co3-configuration/dev/nominal-config/co3.yaml</text:p>
      <text:h text:style-name="P58" text:outline-level="2">Environments</text:h>
      <text:p text:style-name="P26"><text:span text:style-name="T45">The concept of an environment has always been central to the co3 software, although largely a background concept </text:span><text:span text:style-name="T46">with</text:span><text:span text:style-name="T45"> little visibility to the user. <text:s/>Version 1.2 gives more presen</text:span><text:span text:style-name="T46">ce</text:span><text:span text:style-name="T45"> to the concept </text:span><text:span text:style-name="T46">in that each algorithm of interest must be configured to use one of the available environments. <text:s/></text:span></text:p>
      <text:p text:style-name="P39"><text:span text:style-name="T47">A list of the available environments </text:span><text:span text:style-name="T74">are</text:span><text:span text:style-name="T47">:</text:span></text:p>
      <text:list xml:id="list2056410537" text:style-name="L3">
        <text:list-item>
          <text:p text:style-name="P93"><text:span text:style-name="T52">SenitientTrading:</text:span><text:span text:style-name="T62">E</text:span>valuateTradeHistoryEnv-<text:span text:style-name="T54">v0</text:span></text:p>
        </text:list-item>
        <text:list-item>
          <text:p text:style-name="P94"><text:span text:style-name="T52">SenitientTrading:</text:span>EvaluateDateFrameEnv-<text:span text:style-name="T54">v0</text:span></text:p>
        </text:list-item>
        <text:list-item>
          <text:p text:style-name="P95"><text:span text:style-name="T52">SenitientTrading:B</text:span>alanceTradeHistoryEnv-<text:span text:style-name="T54">v0 </text:span><text:span text:style-name="T53"><text:note text:id="ftn1" text:note-class="footnote"><text:note-citation>1</text:note-citation><text:note-body><text:p text:style-name="P27"><text:span text:style-name="T53"><text:s/></text:span><text:span text:style-name="T66">Not available with </text:span><text:span text:style-name="T67">the </text:span><text:span text:style-name="T66">first release of 1.2</text:span></text:p></text:note-body></text:note></text:span></text:p>
        </text:list-item>
        <text:list-item>
          <text:p text:style-name="P95"><text:span text:style-name="T52">SenitientTrading:Ba</text:span>lanceDataFrameEnv-<text:span text:style-name="T54">v0 </text:span><text:span text:style-name="T54"><text:note text:id="ftn2" text:note-class="footnote"><text:note-citation>2</text:note-citation><text:note-body><text:p text:style-name="P27"><text:span text:style-name="T53"><text:s/></text:span><text:span text:style-name="T66">Not available with </text:span><text:span text:style-name="T67">the </text:span><text:span text:style-name="T66">first release of 1.2</text:span></text:p></text:note-body></text:note></text:span></text:p>
        </text:list-item>
        <text:list-item>
          <text:p text:style-name="P94"><text:span text:style-name="T35">SentientTrading:Bu</text:span>yOrderbookDataFrameEnv-<text:span text:style-name="T54">v0</text:span></text:p>
        </text:list-item>
        <text:list-item>
          <text:p text:style-name="P94"><text:span text:style-name="T52">SentientTrading:Se</text:span>llOrderbookDataFrameEnv-<text:span text:style-name="T54">v0</text:span></text:p>
        </text:list-item>
      </text:list>
      <text:p text:style-name="P29"><text:span text:style-name="T48">The configuration parameter, </text:span><text:span text:style-name="T16">env_name</text:span><text:span text:style-name="T48">, is no longer available </text:span><text:span text:style-name="T74">at file scope. <text:s/>B</text:span><text:span text:style-name="T48">ut it </text:span><text:span text:style-name="T62">l</text:span><text:span text:style-name="T48">ive</text:span><text:span text:style-name="T62">s</text:span><text:span text:style-name="T48"> on in the configuration of each algorithm. <text:s/>Hence, all of the algorithms </text:span><text:span text:style-name="T74">now have an algorithm-specific </text:span><text:span text:style-name="T16">env_name</text:span><text:span text:style-name="T48"> parameter. <text:s/></text:span><text:span text:style-name="T52">Failure to assign </text:span><text:span text:style-name="T20">env_name</text:span><text:span text:style-name="T52"> to a given algorithm will trigger a Python exception. <text:s/></text:span><text:span text:style-name="T48">As an example:</text:span></text:p>
      <text:p text:style-name="P12"><text:span text:style-name="T50">GAC</text:span><text:span text:style-name="T48">:</text:span></text:p>
      <text:p text:style-name="P13"><text:span text:style-name="T49"><text:s text:c="3"/>env_name</text:span>: <text:span text:style-name="T51">SentientTrading:SellOrderbookDataFrameEnv-v0</text:span></text:p>
      <text:p text:style-name="P28"><text:s text:c="2"/></text:p>
      <text:h text:style-name="Heading_20_3" text:outline-level="3"><text:soft-page-break/>Environment Configuration</text:h>
      <text:p text:style-name="P32">The longer term plan is to capture all environment configuration under a new <text:span text:style-name="T13">environments</text:span> parameter. <text:s/>Currently only two of the environments are configured in this way. <text:s/>Configuration for the other (and older) environments is unchanged. </text:p>
      <text:p text:style-name="P23"><text:span text:style-name="T13">environments</text:span>:</text:p>
      <text:p text:style-name="P23"><text:tab/><text:span text:style-name="T13">BuyOrderbookDataFrameEnv-</text:span><text:span text:style-name="T23">v0</text:span>:</text:p>
      <text:p text:style-name="P23"><text:tab/><text:tab/><text:span text:style-name="T13">pdf: pdf1</text:span></text:p>
      <text:p text:style-name="P54">Name of the pdf found in the Mongo database “configurations”.</text:p>
      <text:p text:style-name="P23"><text:tab/><text:tab/><text:span text:style-name="T13">Ql: 0.2</text:span></text:p>
      <text:p text:style-name="P23"><text:span text:style-name="T13"><text:tab/><text:tab/><text:tab/></text:span><text:span text:style-name="T24">Quantity Limit</text:span></text:p>
      <text:p text:style-name="P23"><text:tab/><text:tab/><text:span text:style-name="T13">precision: 8</text:span></text:p>
      <text:p text:style-name="P55"><text:span text:style-name="T13">Rate precision. <text:s/>Internally tick = 10</text:span><text:span text:style-name="T55">-precision.</text:span></text:p>
      <text:p text:style-name="P23"><text:tab/><text:span text:style-name="T13">SellOrderbookDataFrameEnv-</text:span><text:span text:style-name="T23">v0</text:span>:</text:p>
      <text:p text:style-name="P23"><text:tab/><text:tab/><text:span text:style-name="T13">pdf: pdf1</text:span></text:p>
      <text:p text:style-name="P23"><text:tab/><text:tab/><text:span text:style-name="T13">ql: 0.2</text:span></text:p>
      <text:p text:style-name="P23"><text:tab/><text:tab/><text:span text:style-name="T13">precision: 8 </text:span></text:p>
      <text:p text:style-name="P32"/>
      <text:h text:style-name="P61" text:outline-level="2">Dataset Generation</text:h>
      <text:p text:style-name="P31"><text:span text:style-name="T56">Configuration for dataset generation has been changed. <text:s/></text:span><text:span text:style-name="T60">All </text:span><text:span text:style-name="T56">such configuration is </text:span><text:span text:style-name="T60">defined</text:span><text:span text:style-name="T56"> within a new hierarchical configuration parameter </text:span><text:span text:style-name="T19">generat</text:span><text:span text:style-name="T21">e</text:span><text:span text:style-name="T56">. <text:s/>Dataset </text:span><text:span text:style-name="T60">configuration</text:span><text:span text:style-name="T56"> is discussed in this section. <text:s/></text:span><text:span text:style-name="T61">See sectio</text:span><text:span text:style-name="T68">n </text:span><text:span text:style-name="T68"><text:bookmark-ref text:reference-format="text" text:ref-name="__RefHeading___Toc256_3953812975">Launch Commands</text:bookmark-ref></text:span><text:span text:style-name="T68"><text:s/></text:span><text:span text:style-name="T61">for details on how to launch dataset generations.</text:span></text:p>
      <text:p text:style-name="P19">generate:</text:p>
      <text:p text:style-name="P24"><text:tab/><text:span text:style-name="T13">log_interval: 200</text:span><text:tab/><text:tab/></text:p>
      <text:p text:style-name="P46">specific to dataset generation</text:p>
      <text:p text:style-name="P46"/>
      <text:p text:style-name="P17"><text:tab/><text:span text:style-name="T13">ob_vectors:</text:span><text:tab/></text:p>
      <text:p text:style-name="P17"><text:tab/><text:tab/><text:span text:style-name="T63">3 types of ob vector generations, </text:span><text:span text:style-name="T64">as defined by </text:span><text:span text:style-name="T22">side</text:span><text:span text:style-name="T64">.</text:span></text:p>
      <text:p text:style-name="P22"><text:span text:style-name="T56"><text:tab/><text:tab/></text:span><text:span text:style-name="T19">n: 4</text:span><text:span text:style-name="T56"><text:tab/><text:tab/><text:tab/></text:span></text:p>
      <text:p text:style-name="P45">After compression, this is the number of compressed orderbook entries to be recorded to the dataset. <text:s/>Hence, in the selected ‘side’ is buy or sell, each vector will be of length 2 * n. <text:s/>If the selected side is “ob” or if side is not selected, then each vector will be of length 2 * 2 * n = 4n.</text:p>
      <text:p text:style-name="P18"><text:span text:style-name="T56"><text:tab/><text:tab/></text:span><text:span text:style-name="T18">k</text:span><text:span text:style-name="T19">: 1.5</text:span><text:span text:style-name="T56"><text:tab/><text:tab/><text:tab/></text:span></text:p>
      <text:p text:style-name="P48"><text:span text:style-name="T65">k is a number expressed in base currency that indicates that if an order quantity is smaller that </text:span><text:span text:style-name="T22">k</text:span><text:span text:style-name="T65">, that quantity is to be rationalized in the entry ahead of it.</text:span></text:p>
      <text:p text:style-name="P16"><text:tab/><text:tab/><text:span text:style-name="T13">side: sell<text:tab/><text:tab/></text:span></text:p>
      <text:p text:style-name="P51">[ buy | sell | ob ]</text:p>
      <text:p text:style-name="P14"><text:tab/><text:tab/>folder: datasets/ob_vectors/test</text:p>
      <text:p text:style-name="P49"><text:span text:style-name="T59">The</text:span><text:span text:style-name="T57"> folder to record the dataset into. <text:s/>Note that if, for </text:span><text:span text:style-name="T59">e</text:span><text:span text:style-name="T57">xample, ‘side’ = ‘sell’, then the dataset will be recorded to the file defined by &lt;folder&gt;/sell.json.</text:span></text:p>
      <text:p text:style-name="P14"><text:tab/><text:span text:style-name="T13">th_vectors:</text:span></text:p>
      <text:p text:style-name="P15"><text:tab/><text:tab/><text:span text:style-name="T13">evaluate: True</text:span><text:tab/><text:tab/></text:p>
      <text:p text:style-name="P50"><text:span text:style-name="T58">Either </text:span><text:span text:style-name="T17">True</text:span><text:span text:style-name="T58"> or </text:span><text:span text:style-name="T17">False</text:span><text:span text:style-name="T36">. <text:s/>If True, then the dataset will be populated with vectors derived from </text:span><text:span text:style-name="T37">Trade History records reaching back in time according to the configuration parameter </text:span><text:span text:style-name="T18">time_breaks</text:span><text:span text:style-name="T37">, where a merge is done of buy and sell trade history. <text:s/>If False, then dataset is populated with records that separately distinguish the buy side and sell side trade history.</text:span></text:p>
      <text:p text:style-name="P14"><text:tab/><text:tab/><text:span text:style-name="T13">destination: test-th-vector-dataset</text:span></text:p>
      <text:p text:style-name="P52">The file name to store the output dataset. <text:s/>Note that it will be stored in the location $CO3_PATH/datasets/evaluate, if <text:span text:style-name="T13">evaluate = True</text:span> or to $CO3_PATH/datasets/balance if <text:span text:style-name="T13">evaluate = False</text:span>.</text:p>
      <text:p text:style-name="P30"><text:soft-page-break/></text:p>
      <text:h text:style-name="P59" text:outline-level="2"><text:bookmark-start text:name="__RefHeading___Toc186_3953812975"/>Playbacks<text:bookmark-end text:name="__RefHeading___Toc186_3953812975"/></text:h>
      <text:p text:style-name="P33"><text:span text:style-name="T69">The typical workflow is to generate one or more datasets and then play them back. <text:s/>This section discusses playback configuration. <text:s/></text:span><text:span text:style-name="T61">See sectio</text:span><text:span text:style-name="T68">n </text:span><text:span text:style-name="T68"><text:bookmark-ref text:reference-format="text" text:ref-name="__RefHeading___Toc256_3953812975">Launch Commands</text:bookmark-ref></text:span><text:span text:style-name="T68"><text:s/></text:span><text:span text:style-name="T61">for details on how to launch </text:span><text:span text:style-name="T69">a playback.</text:span></text:p>
      <text:p text:style-name="P34">A new configuration parameter, <text:span text:style-name="T13">playbacks</text:span>, is now available and it has the following structure:</text:p>
      <text:p text:style-name="P20">playbacks:</text:p>
      <text:p text:style-name="P11">ob_vectors:</text:p>
      <text:p text:style-name="P44">buy_ob: [datasets/ob_vectors/test/buy.json]</text:p>
      <text:p text:style-name="P53">Currently only applicable to the SentientTrading:BuyOrderbookDataFrame-v0 environment.</text:p>
      <text:p text:style-name="P44">sell_ob: [datasets/ob_vectors/test/sell.json]</text:p>
      <text:p text:style-name="P53">Currently only applicable to the SentientTrading:SellOrderbookDataFrame-v0 environment.</text:p>
      <text:p text:style-name="P44">ob: [datasets/ob_vectors/test/ob.json]</text:p>
      <text:p text:style-name="P53">Not yet used by any environment, but planned to be used by the <text:s/>SentientTrading:OrderbookDataFrame-v0 environment.</text:p>
      <text:p text:style-name="P11">th_vectors:</text:p>
      <text:p text:style-name="P44">evaluate: [datasets/evaluate/training_set_snt.json]</text:p>
      <text:p text:style-name="P53">Currently only applicable to the SentientTrading:EvaluateDataFrame-v0 environment.</text:p>
      <text:p text:style-name="P44">balance: null</text:p>
      <text:p text:style-name="P47">In each case, the listed JSON file(s) define which <text:span text:style-name="T70">files are to be used during playback for each environment. <text:s/>Such configuration is only relevant to the data frame environments (i.e. those that are driven from a dataset).</text:span></text:p>
      <text:h text:style-name="P60" text:outline-level="2"><text:bookmark-start text:name="__RefHeading___Toc256_3953812975"/>Launch Commands<text:bookmark-end text:name="__RefHeading___Toc256_3953812975"/></text:h>
      <text:p text:style-name="P25"><text:span text:style-name="T32">The </text:span>basic co3 launch commands <text:span text:style-name="T32">are listed here. <text:s/>Configuration for each of these commands continues to reside in the YAML file identified by the environment variable $CO3_CONFIG_PATH and, </text:span><text:span text:style-name="T44">as before,</text:span><text:span text:style-name="T32"> all parameters can be overridden at the command line with the syntax </text:span><text:span text:style-name="T15">param=XYZ</text:span><text:span text:style-name="T34">. <text:s/></text:span></text:p>
      <text:list xml:id="list3031255040" text:style-name="L4">
        <text:list-item>
          <text:p text:style-name="P98"><text:span text:style-name="T13">$ generate-th-vectors</text:span> <text:line-break/>Generates a dataset containing th-vector/IT pairs. <text:s/>Such datasets are suitable for the discrete action space environments.</text:p>
        </text:list-item>
        <text:list-item>
          <text:p text:style-name="P96"><text:span text:style-name="T14">$ generate-ob-vectors</text:span><text:span text:style-name="T11"> <text:line-break/>Generates a dataset containing ob-vector/market-price pairs. <text:s/>Such datasets are suitable for </text:span><text:span text:style-name="T68">the</text:span><text:span text:style-name="T11"> </text:span><text:span text:style-name="T32">continuous</text:span><text:span text:style-name="T11"> action space environments.</text:span></text:p>
        </text:list-item>
        <text:list-item>
          <text:p text:style-name="P98"><text:soft-page-break/><text:span text:style-name="T13">$ playback</text:span> <text:line-break/><text:span text:style-name="T32">R</text:span>eplaces $ play03</text:p>
        </text:list-item>
      </text:list>
      <text:h text:style-name="Heading_20_3" text:outline-level="3">Deprecated:</text:h>
      <text:list xml:id="list191535540945163" text:continue-numbering="true" text:style-name="L4">
        <text:list-item>
          <text:p text:style-name="P97"><text:span text:style-name="T26">$ co3</text:span><text:span text:style-name="T12"><text:line-break/></text:span><text:span text:style-name="T32">This command is no longer supported, although it is still available and may even be operable for some algorithm / environment pairs. <text:s/></text:span><text:span text:style-name="T44">T</text:span><text:span text:style-name="T32">his command </text:span><text:span text:style-name="T75">has</text:span><text:span text:style-name="T32"> the effect of both generating th-vector/IT pairs on the fly and then playing them back all in one go. <text:s/>The recommended approach now is to first generate datasets and then play them back.</text:span></text:p>
        </text:list-item>
      </text:list>
      <text:h text:style-name="Heading_20_2" text:outline-level="2">New Algorithms</text:h>
      <text:p text:style-name="P36"><text:span text:style-name="T71">A general comment about all new and future algorithms: all new algorithms provide their own configuration area. <text:s/>For example, in the case of the new GAC algorithm, there exists a hierarchical </text:span><text:span text:style-name="T25">GAC</text:span><text:span text:style-name="T71"> configuration parameter. <text:s/>Some of the GAC’s configuration parameter names are the same as those that have been used before and sometimes </text:span><text:span text:style-name="T75">some of these parameters are</text:span><text:span text:style-name="T71"> replicated </text:span><text:span text:style-name="T75">at </text:span><text:span text:style-name="T74">file scope. <text:s/></text:span><text:span text:style-name="T71">For example, </text:span><text:span text:style-name="T25">buffer_size</text:span><text:span text:style-name="T71">, exists now at both file scope and within </text:span><text:span text:style-name="T25">GAC</text:span><text:span text:style-name="T71">. <text:s/>In such a case, the </text:span><text:span text:style-name="T72">one at </text:span><text:span text:style-name="T71">file scope is not used; only the one defined within </text:span><text:span text:style-name="T25">GAC</text:span><text:span text:style-name="T71"> is relevant.</text:span></text:p>
      <text:p text:style-name="P36"><text:span text:style-name="T71">The plan is to remove all </text:span><text:span text:style-name="T73">algorithm configuration parameters out of </text:span><text:span text:style-name="T71">file </text:span><text:span text:style-name="T73">scope </text:span><text:span text:style-name="T71">down into algorithm-specific configuration parameters. <text:s/>Hence, this general principle will eventually apply to all supported algorithms. <text:s/>The one such parameter that exists now only at the algorithm-specific level is </text:span><text:span text:style-name="T25">env_nam</text:span><text:span text:style-name="T71">e, which received special attention in this regard.</text:span></text:p>
      <text:h text:style-name="Heading_20_3" text:outline-level="3">Generative Actor Critic (GAC)</text:h>
      <text:p text:style-name="P40"><text:span text:style-name="T76">T</text:span>he Generative Actor Critic (GAC) uses generative actor train<text:span text:style-name="T76">ing. <text:s/>C</text:span>ontrary to parametric distribution functions, a generative neural network acts as a universal function approximator, enabling <text:span text:style-name="T76">the possibility to </text:span>represent arbitrarily complex distributions. <text:s text:c="2"/><text:span text:style-name="T74">The </text:span><text:span text:style-name="T77">G</text:span><text:span text:style-name="T74">AC supports continuous action space environments.</text:span></text:p>
      <text:h text:style-name="Heading_20_3" text:outline-level="3">Soft Actor Critic (SAC)</text:h>
      <text:p text:style-name="P35">This algorithm’s status is experimental and is not recommended for production use.</text:p>
      <text:p text:style-name="Text_20_body">Soft Actor Critic (SAC) is an algorithm that optimizes a stochastic policy in an off-policy way, forming a bridge between stochastic policy optimization and DDPG-style approaches. <text:s/><text:span text:style-name="T74">The SAC supports continuous action space environments.</text:span></text:p>
      <text:h text:style-name="Heading_20_3" text:outline-level="3">Deep Deterministic Policy Gradient (DDPG)</text:h>
      <text:p text:style-name="P35">This algorithm’s status is experimental and is not recommended for production use.</text:p>
      <text:p text:style-name="P37"><text:soft-page-break/><text:span text:style-name="T45">DDPG is a reinforcement learning technique that combines both Q-learning and Policy gradients. <text:s/></text:span><text:span text:style-name="T74">The DDPG supports continuous action space environments.</text:span></text:p>
      <text:h text:style-name="Heading_20_1" text:outline-level="1">Version 1.0.0</text:h>
      <text:p text:style-name="P8"/>
      <text:list xml:id="list2425589223" text:style-name="L5">
        <text:list-item>
          <text:p text:style-name="P62"><text:span text:style-name="T2">S</text:span><text:span text:style-name="T1">tart using version numbers for the co3 project.</text:span></text:p>
        </text:list-item>
        <text:list-item>
          <text:p text:style-name="P65">To every recurring log message add the time in seconds between it and the last recurring log message; e.g. “+x.xxx”.</text:p>
        </text:list-item>
        <text:list-item>
          <text:p text:style-name="P67">Move all docs into a new folder ./docs</text:p>
        </text:list-item>
        <text:list-item>
          <text:p text:style-name="P67">In order to execute all pytests, enter <text:span text:style-name="T10">$ pytests</text:span></text:p>
        </text:list-item>
        <text:list-item>
          <text:p text:style-name="P68">The co3 environment now supports three (3) commands:</text:p>
          <text:list>
            <text:list-item>
              <text:p text:style-name="P62"><text:span text:style-name="T1"><text:tab/>co3: Direct execution. Whether or not CSV generation is provided is dependent on the value of the boolean </text:span><text:span text:style-name="T3">config.generate-csv</text:span><text:span text:style-name="T1">.</text:span></text:p>
            </text:list-item>
          </text:list>
        </text:list-item>
      </text:list>
      <text:list xml:id="list410235572" text:style-name="L6">
        <text:list-item>
          <text:list>
            <text:list-item>
              <text:p text:style-name="P72"><text:span text:style-name="T4">gen03: Generates datasets to be used subsequently by </text:span><text:span text:style-name="T5">play03</text:span><text:span text:style-name="T4">. gen03 </text:span><text:span text:style-name="T6">can </text:span><text:span text:style-name="T4">run generate the following dataset types:</text:span></text:p>
            </text:list-item>
          </text:list>
        </text:list-item>
      </text:list>
      <text:p text:style-name="P5"/>
      <text:p text:style-name="P4"><text:tab/><text:tab/>(th_vector/IT)<text:tab/><text:tab/><text:tab/><text:span text:style-name="T7"># evaluate=True</text:span></text:p>
      <text:p text:style-name="P6"><text:tab/><text:tab/>(ob_vector/IT)<text:tab/><text:tab/><text:tab/><text:span text:style-name="T7"># evaluate=True</text:span></text:p>
      <text:p text:style-name="P6"><text:tab/><text:tab/>(th_vector/(buy_IT, sell_IT))<text:tab/><text:span text:style-name="T7"># evaluate=False</text:span></text:p>
      <text:p text:style-name="P6"><text:tab/><text:tab/>(ob_vector/(buy_IT, sell_IT))<text:tab/><text:span text:style-name="T7"># evaluate=False</text:span></text:p>
      <text:p text:style-name="P9"/>
      <text:p text:style-name="P10">The following config entries indicate new <text:span text:style-name="T8">config </text:span>elements that are exclusively applicable to gen03. <text:s/><text:span text:style-name="T9">Note that in a single run, gen03 can do generate both an ob-vector type generation and a th-vector type generation:</text:span></text:p>
      <text:p text:style-name="P9"/>
      <text:p text:style-name="P4"><text:tab/><text:tab/>generate:</text:p>
      <text:p text:style-name="P4"><text:tab/><text:tab/><text:tab/>ob-vectors:</text:p>
      <text:p text:style-name="P4"><text:tab/><text:tab/><text:tab/><text:tab/>active: False</text:p>
      <text:p text:style-name="P5"><text:tab/><text:tab/><text:tab/><text:tab/>n: 4</text:p>
      <text:p text:style-name="P5"><text:tab/><text:tab/><text:tab/><text:tab/>k: 1.5<text:tab/><text:tab/><text:tab/><text:tab/></text:p>
      <text:p text:style-name="P5"><text:tab/><text:tab/><text:tab/><text:tab/>destination: test-ob-vector-dataset</text:p>
      <text:p text:style-name="P9"/>
      <text:p text:style-name="P4"><text:tab/><text:tab/><text:tab/>th-vectors:</text:p>
      <text:p text:style-name="P4"><text:tab/><text:tab/><text:tab/><text:tab/>active: False</text:p>
      <text:p text:style-name="P4"><text:tab/><text:tab/><text:tab/><text:tab/>destination: test-th-vector-dataset</text:p>
      <text:p text:style-name="P9"/>
      <text:list xml:id="list3273114602" text:style-name="L7">
        <text:list-item>
          <text:list>
            <text:list-item>
              <text:p text:style-name="P63"><text:span text:style-name="T1">play03: Exploits the datasets that have been generated by gen03. Whether CSV generation is provided is dependent on the value of the boolean </text:span><text:span text:style-name="T3">config.generate-csv</text:span><text:span text:style-name="T1">. </text:span></text:p>
            </text:list-item>
          </text:list>
        </text:list-item>
      </text:list>
      <text:list xml:id="list4164802531" text:style-name="L8">
        <text:list-header>
          <text:p text:style-name="P69"/>
        </text:list-header>
      </text:list>
      <text:list xml:id="list884914067" text:style-name="L9">
        <text:list-item>
          <text:p text:style-name="P71"><text:soft-page-break/>“state” is no longer being used as dataframe column. <text:s/>It is replaced by “th_vector”.</text:p>
        </text:list-item>
        <text:list-item>
          <text:p text:style-name="P64"><text:span text:style-name="T3">config.output-dataset</text:span><text:span text:style-name="T1"> is deprecated. Ignored if set.</text:span></text:p>
        </text:list-item>
        <text:list-item>
          <text:p text:style-name="P64"><text:span text:style-name="T3">config.db-action</text:span><text:span text:style-name="T1"> is deprecated. Ignored if set.</text:span></text:p>
        </text:list-item>
        <text:list-item>
          <text:p text:style-name="P70">Child processes are always run using play03.</text:p>
        </text:list-item>
        <text:list-item>
          <text:p text:style-name="P66">A memory leak problem has been resolved.</text:p>
        </text:list-item>
      </text:list>
      <text:p text:style-name="P3"/>
      <text:p text:style-name="P3"/>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text:number-lines="true" text:line-number="1">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orphans="4" style:page-number="auto"/>
      <style:text-properties fo:color="#3465a4" fo:font-size="105%" fo:font-style="italic"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5b277d" fo:font-size="85%" fo:font-style="italic"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1pt" officeooo:rsid="001cfa0b" officeooo:paragraph-rsid="001cfa0b" style:font-size-asian="11pt" style:font-size-complex="11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CO3 Release Notes -</text:p>
      </style:header>
      <style:footer>
        <text:p text:style-name="MP2">- <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21:16:18.260412990</meta:creation-date>
    <dc:date>2021-02-11T19:15:01.177596848</dc:date>
    <meta:editing-duration>PT1H8M47S</meta:editing-duration>
    <meta:editing-cycles>18</meta:editing-cycles>
    <meta:generator>LibreOffice/6.4.6.2$Linux_X86_64 LibreOffice_project/40$Build-2</meta:generator>
    <meta:document-statistic meta:table-count="0" meta:image-count="0" meta:object-count="0" meta:page-count="11" meta:paragraph-count="178" meta:word-count="2148" meta:character-count="14410" meta:non-whitespace-character-count="12315"/>
  </office:meta>
</office:document-meta>
</file>